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12d8b7" officeooo:paragraph-rsid="0012d8b7" style:font-size-asian="11pt" style:font-size-complex="11pt"/>
    </style:style>
    <style:style style:name="T1" style:family="text">
      <style:text-properties fo:font-size="11pt" fo:font-weight="normal" officeooo:rsid="0012b57d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4</text:p>
      <text:p text:style-name="P2"/>
      <text:p text:style-name="P2"/>
      <text:p text:style-name="P2">1 <text:s/>Silicon based absobers <text:s/>for example SiO2 and <text:s/>SiN4</text:p>
      <text:p text:style-name="P2"/>
      <text:p text:style-name="P2">2 Artificially structured composite material, metals and dielectric materials.</text:p>
      <text:p text:style-name="P2"/>
      <text:p text:style-name="P2">3 3-layered absorbers all nitrides, TiNx and ZrN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4T20:45:02.175776161</dc:date>
    <meta:editing-duration>PT1H5M48S</meta:editing-duration>
    <meta:editing-cycles>5</meta:editing-cycles>
    <meta:generator>LibreOffice/7.5.2.2$Linux_X86_64 LibreOffice_project/50$Build-2</meta:generator>
    <meta:document-statistic meta:table-count="0" meta:image-count="0" meta:object-count="0" meta:page-count="1" meta:paragraph-count="5" meta:word-count="31" meta:character-count="217" meta:non-whitespace-character-count="188"/>
  </office:meta>
</office:document-meta>
</file>